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3.647cm" svg:y="0.1cm">
            <draw:object draw:notify-on-update-of-ranges="Planilha1.A2:Planilha1.A7 Planilha1.B1:Planilha1.B1 Planilha1.B2:Planilha1.B7 Planilha1.C1:Planilha1.C1 Planilha1.C2:Planilha1.C7 Planilha1.D1:Planilha1.D1 Planilha1.D2:Planilha1.D7 Planilha1.E1:Planilha1.E1 Planilha1.E2:Planilha1.E7 Planilha1.F1:Planilha1.F1 Planilha1.F2:Planilha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786cm" svg:y="9.565cm">
            <draw:object draw:notify-on-update-of-ranges="Planilha1.A9:Planilha1.A9 Planilha1.A10:Planilha1.A15 Planilha1.B9:Planilha1.B9 Planilha1.B10:Planilha1.B15 Planilha1.C9:Planilha1.C9 Planilha1.C10:Planilha1.C15 Planilha1.D9:Planilha1.D9 Planilha1.D10:Planilha1.D15 Planilha1.E9:Planilha1.E9 Planilha1.E10:Planilha1.E15 Planilha1.F9:Planilha1.F9 Planilha1.F10:Planilha1.F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591cm" svg:y="19.802cm">
            <draw:object draw:notify-on-update-of-ranges="Planilha1.A18:Planilha1.A23 Planilha1.B16:Planilha1.B17 Planilha1.B18:Planilha1.B23 Planilha1.C16:Planilha1.C17 Planilha1.C18:Planilha1.C23 Planilha1.D16:Planilha1.D17 Planilha1.D18:Planilha1.D23 Planilha1.E16:Planilha1.E17 Planilha1.E18:Planilha1.E23 Planilha1.F16:Planilha1.F17 Planilha1.F18:Planilha1.F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842cm" svg:y="30.59cm">
            <draw:object draw:notify-on-update-of-ranges="Planilha1.A26:Planilha1.A31 Planilha1.B25:Planilha1.B25 Planilha1.B26:Planilha1.B31 Planilha1.C25:Planilha1.C25 Planilha1.C26:Planilha1.C31 Planilha1.D25:Planilha1.D25 Planilha1.D26:Planilha1.D31 Planilha1.E25:Planilha1.E25 Planilha1.E26:Planilha1.E31 Planilha1.F25:Planilha1.F25 Planilha1.F26:Planilha1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=15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X=3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X=6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X=10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8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20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9:04:50.0946539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6:19:34.327296531</meta:creation-date>
    <dc:date>2014-04-11T09:09:55.801084439</dc:date>
    <meta:editing-duration>PT6M14S</meta:editing-duration>
    <meta:editing-cycles>7</meta:editing-cycles>
    <meta:generator>LibreOffice/4.1.5.3$Linux_X86_64 LibreOffice_project/410m0$Build-3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15.000</text:p>
        </chart:title>
        <chart:legend chart:legend-position="end" svg:x="13.552cm" svg:y="3.205cm" style:legend-expansion="high" chart:style-name="ch3"/>
        <chart:plot-area chart:style-name="ch4" table:cell-range-address="Planilha1.A1:Planilha1.F7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:Planilha1.A7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:Planilha1.B7" chart:label-cell-address="Planilha1.B1:Planilha1.B1" chart:class="chart:bar">
            <chart:data-point chart:repeated="6"/>
          </chart:series>
          <chart:series chart:style-name="ch10" chart:values-cell-range-address="Planilha1.C2:Planilha1.C7" chart:label-cell-address="Planilha1.C1:Planilha1.C1" chart:class="chart:bar">
            <chart:data-point chart:repeated="6"/>
          </chart:series>
          <chart:series chart:style-name="ch11" chart:values-cell-range-address="Planilha1.D2:Planilha1.D7" chart:label-cell-address="Planilha1.D1:Planilha1.D1" chart:class="chart:bar">
            <chart:data-point chart:repeated="6"/>
          </chart:series>
          <chart:series chart:style-name="ch12" chart:values-cell-range-address="Planilha1.E2:Planilha1.E7" chart:label-cell-address="Planilha1.E1:Planilha1.E1" chart:class="chart:bar">
            <chart:data-point chart:repeated="6"/>
          </chart:series>
          <chart:series chart:style-name="ch13" chart:values-cell-range-address="Planilha1.F2:Planilha1.F7" chart:label-cell-address="Planilha1.F1:Planilha1.F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:Planilha1.B1</svg:desc>
                </draw:g>
              </table:table-cell>
              <table:table-cell office:value-type="string">
                <text:p>$\Gamma$</text:p>
                <draw:g>
                  <svg:desc>Planilha1.C1:Planilha1.C1</svg:desc>
                </draw:g>
              </table:table-cell>
              <table:table-cell office:value-type="string">
                <text:p>$\Xi$</text:p>
                <draw:g>
                  <svg:desc>Planilha1.D1:Planilha1.D1</svg:desc>
                </draw:g>
              </table:table-cell>
              <table:table-cell office:value-type="string">
                <text:p>$\Psi$</text:p>
                <draw:g>
                  <svg:desc>Planilha1.E1:Planilha1.E1</svg:desc>
                </draw:g>
              </table:table-cell>
              <table:table-cell office:value-type="string">
                <text:p>$\Upsilon$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:Planilha1.A7</svg:desc>
                </draw:g>
              </table:table-cell>
              <table:table-cell office:value-type="float" office:value="3">
                <text:p>3</text:p>
                <draw:g>
                  <svg:desc>Planilha1.B2:Planilha1.B7</svg:desc>
                </draw:g>
              </table:table-cell>
              <table:table-cell office:value-type="float" office:value="5">
                <text:p>5</text:p>
                <draw:g>
                  <svg:desc>Planilha1.C2:Planilha1.C7</svg:desc>
                </draw:g>
              </table:table-cell>
              <table:table-cell office:value-type="float" office:value="1">
                <text:p>1</text:p>
                <draw:g>
                  <svg:desc>Planilha1.D2:Planilha1.D7</svg:desc>
                </draw:g>
              </table:table-cell>
              <table:table-cell office:value-type="float" office:value="2">
                <text:p>2</text:p>
                <draw:g>
                  <svg:desc>Planilha1.E2:Planilha1.E7</svg:desc>
                </draw:g>
              </table:table-cell>
              <table:table-cell office:value-type="float" office:value="4">
                <text:p>4</text:p>
                <draw:g>
                  <svg:desc>Planilha1.F2:Planilha1.F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30.000</text:p>
        </chart:title>
        <chart:legend chart:legend-position="end" svg:x="13.552cm" svg:y="3.205cm" style:legend-expansion="high" chart:style-name="ch3"/>
        <chart:plot-area chart:style-name="ch4" table:cell-range-address="Planilha1.A9:Planilha1.F15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0:Planilha1.A15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0:Planilha1.B15" chart:label-cell-address="Planilha1.B9:Planilha1.B9" chart:class="chart:bar">
            <chart:data-point chart:repeated="6"/>
          </chart:series>
          <chart:series chart:style-name="ch10" chart:values-cell-range-address="Planilha1.C10:Planilha1.C15" chart:label-cell-address="Planilha1.C9:Planilha1.C9" chart:class="chart:bar">
            <chart:data-point chart:repeated="6"/>
          </chart:series>
          <chart:series chart:style-name="ch11" chart:values-cell-range-address="Planilha1.D10:Planilha1.D15" chart:label-cell-address="Planilha1.D9:Planilha1.D9" chart:class="chart:bar">
            <chart:data-point chart:repeated="6"/>
          </chart:series>
          <chart:series chart:style-name="ch12" chart:values-cell-range-address="Planilha1.E10:Planilha1.E15" chart:label-cell-address="Planilha1.E9:Planilha1.E9" chart:class="chart:bar">
            <chart:data-point chart:repeated="6"/>
          </chart:series>
          <chart:series chart:style-name="ch13" chart:values-cell-range-address="Planilha1.F10:Planilha1.F15" chart:label-cell-address="Planilha1.F9:Planilha1.F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9:Planilha1.B9</svg:desc>
                </draw:g>
              </table:table-cell>
              <table:table-cell office:value-type="string">
                <text:p>$\Gamma$</text:p>
                <draw:g>
                  <svg:desc>Planilha1.C9:Planilha1.C9</svg:desc>
                </draw:g>
              </table:table-cell>
              <table:table-cell office:value-type="string">
                <text:p>$\Xi$</text:p>
                <draw:g>
                  <svg:desc>Planilha1.D9:Planilha1.D9</svg:desc>
                </draw:g>
              </table:table-cell>
              <table:table-cell office:value-type="string">
                <text:p>$\Psi$</text:p>
                <draw:g>
                  <svg:desc>Planilha1.E9:Planilha1.E9</svg:desc>
                </draw:g>
              </table:table-cell>
              <table:table-cell office:value-type="string">
                <text:p>$\Upsilon$</text:p>
                <draw:g>
                  <svg:desc>Planilha1.F9:Planilha1.F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0:Planilha1.A15</svg:desc>
                </draw:g>
              </table:table-cell>
              <table:table-cell office:value-type="float" office:value="3">
                <text:p>3</text:p>
                <draw:g>
                  <svg:desc>Planilha1.B10:Planilha1.B15</svg:desc>
                </draw:g>
              </table:table-cell>
              <table:table-cell office:value-type="float" office:value="5">
                <text:p>5</text:p>
                <draw:g>
                  <svg:desc>Planilha1.C10:Planilha1.C15</svg:desc>
                </draw:g>
              </table:table-cell>
              <table:table-cell office:value-type="float" office:value="1">
                <text:p>1</text:p>
                <draw:g>
                  <svg:desc>Planilha1.D10:Planilha1.D15</svg:desc>
                </draw:g>
              </table:table-cell>
              <table:table-cell office:value-type="float" office:value="2">
                <text:p>2</text:p>
                <draw:g>
                  <svg:desc>Planilha1.E10:Planilha1.E15</svg:desc>
                </draw:g>
              </table:table-cell>
              <table:table-cell office:value-type="float" office:value="4">
                <text:p>4</text:p>
                <draw:g>
                  <svg:desc>Planilha1.F10:Planilha1.F1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60.000</text:p>
        </chart:title>
        <chart:legend chart:legend-position="end" svg:x="13.446cm" svg:y="3.205cm" style:legend-expansion="high" chart:style-name="ch3"/>
        <chart:plot-area chart:style-name="ch4" table:cell-range-address="Planilha1.A16:Planilha1.F23" chart:data-source-has-labels="both" svg:x="1.331cm" svg:y="1.635cm" svg:width="11.475cm" svg:height="6.765cm">
          <chartooo:coordinate-region svg:x="1.767cm" svg:y="1.834cm" svg:width="11.039cm" svg:height="5.919cm"/>
          <chart:axis chart:dimension="x" chart:name="primary-x" chart:style-name="ch5" chartooo:axis-type="auto">
            <chartooo:date-scale/>
            <chart:categories table:cell-range-address="Planilha1.A18:Planilha1.A23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8:Planilha1.B23" chart:label-cell-address="Planilha1.B16:Planilha1.B17" chart:class="chart:bar">
            <chart:data-point chart:repeated="6"/>
          </chart:series>
          <chart:series chart:style-name="ch10" chart:values-cell-range-address="Planilha1.C18:Planilha1.C23" chart:label-cell-address="Planilha1.C16:Planilha1.C17" chart:class="chart:bar">
            <chart:data-point chart:repeated="6"/>
          </chart:series>
          <chart:series chart:style-name="ch11" chart:values-cell-range-address="Planilha1.D18:Planilha1.D23" chart:label-cell-address="Planilha1.D16:Planilha1.D17" chart:class="chart:bar">
            <chart:data-point chart:repeated="6"/>
          </chart:series>
          <chart:series chart:style-name="ch12" chart:values-cell-range-address="Planilha1.E18:Planilha1.E23" chart:label-cell-address="Planilha1.E16:Planilha1.E17" chart:class="chart:bar">
            <chart:data-point chart:repeated="6"/>
          </chart:series>
          <chart:series chart:style-name="ch13" chart:values-cell-range-address="Planilha1.F18:Planilha1.F23" chart:label-cell-address="Planilha1.F16:Planilha1.F1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text:list>
                  <text:list-item>
                    <text:p/>
                  </text:list-item>
                  <text:list-item>
                    <text:p>$\Lambda$</text:p>
                  </text:list-item>
                </text:list>
                <draw:g>
                  <svg:desc>Planilha1.B16:Planilha1.B17</svg:desc>
                </draw:g>
              </table:table-cell>
              <table:table-cell office:value-type="string">
                <text:p>$\Gamma$</text:p>
                <text:list>
                  <text:list-item>
                    <text:p/>
                  </text:list-item>
                  <text:list-item>
                    <text:p>$\Gamma$</text:p>
                  </text:list-item>
                </text:list>
                <draw:g>
                  <svg:desc>Planilha1.C16:Planilha1.C17</svg:desc>
                </draw:g>
              </table:table-cell>
              <table:table-cell office:value-type="string">
                <text:p>$\Xi$</text:p>
                <text:list>
                  <text:list-item>
                    <text:p/>
                  </text:list-item>
                  <text:list-item>
                    <text:p>$\Xi$</text:p>
                  </text:list-item>
                </text:list>
                <draw:g>
                  <svg:desc>Planilha1.D16:Planilha1.D17</svg:desc>
                </draw:g>
              </table:table-cell>
              <table:table-cell office:value-type="string">
                <text:p>$\Psi$</text:p>
                <text:list>
                  <text:list-item>
                    <text:p/>
                  </text:list-item>
                  <text:list-item>
                    <text:p>$\Psi$</text:p>
                  </text:list-item>
                </text:list>
                <draw:g>
                  <svg:desc>Planilha1.E16:Planilha1.E17</svg:desc>
                </draw:g>
              </table:table-cell>
              <table:table-cell office:value-type="string">
                <text:p>$\Upsilon$</text:p>
                <text:list>
                  <text:list-item>
                    <text:p/>
                  </text:list-item>
                  <text:list-item>
                    <text:p>$\Upsilon$</text:p>
                  </text:list-item>
                </text:list>
                <draw:g>
                  <svg:desc>Planilha1.F16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8:Planilha1.A23</svg:desc>
                </draw:g>
              </table:table-cell>
              <table:table-cell office:value-type="float" office:value="3">
                <text:p>3</text:p>
                <draw:g>
                  <svg:desc>Planilha1.B18:Planilha1.B23</svg:desc>
                </draw:g>
              </table:table-cell>
              <table:table-cell office:value-type="float" office:value="5">
                <text:p>5</text:p>
                <draw:g>
                  <svg:desc>Planilha1.C18:Planilha1.C23</svg:desc>
                </draw:g>
              </table:table-cell>
              <table:table-cell office:value-type="float" office:value="2">
                <text:p>2</text:p>
                <draw:g>
                  <svg:desc>Planilha1.D18:Planilha1.D23</svg:desc>
                </draw:g>
              </table:table-cell>
              <table:table-cell office:value-type="float" office:value="1">
                <text:p>1</text:p>
                <draw:g>
                  <svg:desc>Planilha1.E18:Planilha1.E23</svg:desc>
                </draw:g>
              </table:table-cell>
              <table:table-cell office:value-type="float" office:value="4">
                <text:p>4</text:p>
                <draw:g>
                  <svg:desc>Planilha1.F18:Planilha1.F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x = 100.000</text:p>
        </chart:title>
        <chart:legend chart:legend-position="end" svg:x="13.552cm" svg:y="3.205cm" style:legend-expansion="high" chart:style-name="ch3"/>
        <chart:plot-area chart:style-name="ch4" table:cell-range-address="Planilha1.A25:Planilha1.F31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6:Planilha1.A31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6:Planilha1.B31" chart:label-cell-address="Planilha1.B25:Planilha1.B25" chart:class="chart:bar">
            <chart:data-point chart:repeated="6"/>
          </chart:series>
          <chart:series chart:style-name="ch10" chart:values-cell-range-address="Planilha1.C26:Planilha1.C31" chart:label-cell-address="Planilha1.C25:Planilha1.C25" chart:class="chart:bar">
            <chart:data-point chart:repeated="6"/>
          </chart:series>
          <chart:series chart:style-name="ch11" chart:values-cell-range-address="Planilha1.D26:Planilha1.D31" chart:label-cell-address="Planilha1.D25:Planilha1.D25" chart:class="chart:bar">
            <chart:data-point chart:repeated="6"/>
          </chart:series>
          <chart:series chart:style-name="ch12" chart:values-cell-range-address="Planilha1.E26:Planilha1.E31" chart:label-cell-address="Planilha1.E25:Planilha1.E25" chart:class="chart:bar">
            <chart:data-point chart:repeated="6"/>
          </chart:series>
          <chart:series chart:style-name="ch13" chart:values-cell-range-address="Planilha1.F26:Planilha1.F31" chart:label-cell-address="Planilha1.F25:Planilha1.F2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25:Planilha1.B25</svg:desc>
                </draw:g>
              </table:table-cell>
              <table:table-cell office:value-type="string">
                <text:p>$\Gamma$</text:p>
                <draw:g>
                  <svg:desc>Planilha1.C25:Planilha1.C25</svg:desc>
                </draw:g>
              </table:table-cell>
              <table:table-cell office:value-type="string">
                <text:p>$\Xi$</text:p>
                <draw:g>
                  <svg:desc>Planilha1.D25:Planilha1.D25</svg:desc>
                </draw:g>
              </table:table-cell>
              <table:table-cell office:value-type="string">
                <text:p>$\Psi$</text:p>
                <draw:g>
                  <svg:desc>Planilha1.E25:Planilha1.E25</svg:desc>
                </draw:g>
              </table:table-cell>
              <table:table-cell office:value-type="string">
                <text:p>$\Upsilon$</text:p>
                <draw:g>
                  <svg:desc>Planilha1.F25:Planilha1.F2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6:Planilha1.A31</svg:desc>
                </draw:g>
              </table:table-cell>
              <table:table-cell office:value-type="float" office:value="3">
                <text:p>3</text:p>
                <draw:g>
                  <svg:desc>Planilha1.B26:Planilha1.B31</svg:desc>
                </draw:g>
              </table:table-cell>
              <table:table-cell office:value-type="float" office:value="5">
                <text:p>5</text:p>
                <draw:g>
                  <svg:desc>Planilha1.C26:Planilha1.C31</svg:desc>
                </draw:g>
              </table:table-cell>
              <table:table-cell office:value-type="float" office:value="2">
                <text:p>2</text:p>
                <draw:g>
                  <svg:desc>Planilha1.D26:Planilha1.D31</svg:desc>
                </draw:g>
              </table:table-cell>
              <table:table-cell office:value-type="float" office:value="1">
                <text:p>1</text:p>
                <draw:g>
                  <svg:desc>Planilha1.E26:Planilha1.E31</svg:desc>
                </draw:g>
              </table:table-cell>
              <table:table-cell office:value-type="float" office:value="4">
                <text:p>4</text:p>
                <draw:g>
                  <svg:desc>Planilha1.F26:Planilha1.F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